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d_group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onfusion Matrix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cart.png</text:p>
          </table:table-cell>
          <table:table-cell office:value-type="string" calcext:value-type="string">
            <text:p>cart.txt</text:p>
          </table:table-cell>
          <table:table-cell office:value-type="float" office:value="0.982024597919" calcext:value-type="float">
            <text:p>0.9820245979</text:p>
          </table:table-cell>
          <table:table-cell office:value-type="string" calcext:value-type="string">
            <text:p>[ [737, 10, 0], [24, 625, 1], [3, 0, 714] ]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testrf.png</text:p>
          </table:table-cell>
          <table:table-cell office:value-type="string" calcext:value-type="string">
            <text:p>rforest.txt</text:p>
          </table:table-cell>
          <table:table-cell office:value-type="float" office:value="0.981078524125" calcext:value-type="float">
            <text:p>0.9810785241</text:p>
          </table:table-cell>
          <table:table-cell office:value-type="string" calcext:value-type="string">
            <text:p>[ [741, 6, 0], [29, 620, 1], [3, 1, 713] 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2:07:46.934522804</meta:creation-date>
    <dc:date>2015-07-06T12:12:35.830093172</dc:date>
    <meta:editing-duration>PT7S</meta:editing-duration>
    <meta:editing-cycles>2</meta:editing-cycles>
    <meta:generator>LibreOffice/4.2.7.2$Linux_x86 LibreOffice_project/420m0$Build-2</meta:generator>
    <meta:document-statistic meta:table-count="1" meta:cell-count="15" meta:object-count="0"/>
  </office:meta>
</office:document-meta>
</file>